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E5100BD242A7782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uble_20_Dash"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Bitmap_20_1" style:repeat="repeat" draw:textarea-horizontal-align="justify" draw:textarea-vertical-align="middle" draw:auto-grow-height="false" fo:min-height="3.22cm" fo:min-width="5.42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5cm" draw:marker-end-width="0.25cm" draw:fill="bitmap" draw:fill-hatch-solid="false" draw:fill-image-name="_35__20_Percent" style:repeat="repeat" draw:textarea-horizontal-align="justify" draw:textarea-vertical-align="middle" draw:auto-grow-height="false" fo:min-height="3.22cm" fo:min-width="5.32cm" fo:padding-top="0.14cm" fo:padding-bottom="0.14cm" fo:padding-left="0.265cm" fo:padding-right="0.265cm"/>
    </style:style>
    <style:style style:name="gr6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/>
    </style:style>
    <style:style style:name="gr7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00" draw:marker-start-width="0.295cm" draw:marker-end="Linienspitzen_20_1" draw:marker-end-width="0.24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dash" draw:stroke-dash="Double_20_Dash_20__28_Rounded_29_" svg:stroke-width="0.05cm" svg:stroke-color="#000000" draw:marker-start-width="0.28cm" draw:marker-end-width="0.28cm" svg:stroke-linecap="round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074cm" fo:min-width="0cm" fo:padding-top="0.14cm" fo:padding-bottom="0.14cm" fo:padding-left="0.265cm" fo:padding-right="0.265cm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3" style:family="graphic" style:parent-style-name="standard">
      <style:graphic-properties svg:stroke-width="0.03cm" svg:stroke-color="#000000" draw:marker-start-width="0.25cm" draw:marker-end-width="0.25cm" draw:fill-color="#cccccc" draw:textarea-horizontal-align="justify" draw:textarea-vertical-align="middle" draw:auto-grow-height="false" fo:min-height="0.004cm" fo:min-width="0cm" fo:padding-top="0.14cm" fo:padding-bottom="0.14cm" fo:padding-left="0.265cm" fo:padding-right="0.265cm"/>
    </style:style>
    <style:style style:name="gr14" style:family="graphic" style:parent-style-name="objectwithoutfill">
      <style:graphic-properties draw:stroke="solid" draw:stroke-dash="Double_20_Dash" svg:stroke-width="0.05cm" svg:stroke-color="#000000" draw:marker-start-width="0.29cm" draw:marker-end-width="0.29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.064cm" fo:min-width="0.112cm" fo:padding-top="0.14cm" fo:padding-bottom="0.14cm" fo:padding-left="0.265cm" fo:padding-right="0.265cm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bitmap" draw:fill-hatch-solid="false" draw:fill-image-name="Bitmap_20_1" style:repeat="repeat"/>
      <style:paragraph-properties fo:text-align="center"/>
    </style:style>
    <style:style style:name="P4" style:family="paragraph">
      <loext:graphic-properties draw:fill="bitmap" draw:fill-hatch-solid="false" draw:fill-image-name="_35__20_Percent" style:repeat="repeat"/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line draw:style-name="gr1" draw:text-style-name="P1" draw:layer="layout" svg:x1="15.85cm" svg:y1="5.6cm" svg:x2="15.85cm" svg:y2="2cm">
            <text:p/>
          </draw:line>
          <draw:line draw:style-name="gr2" draw:text-style-name="P1" draw:layer="layout" svg:x1="17.651cm" svg:y1="3.8cm" svg:x2="15.851cm" svg:y2="3.8cm">
            <text:p/>
          </draw:line>
          <draw:custom-shape draw:style-name="gr3" draw:text-style-name="P2" draw:layer="layout" svg:width="0.2cm" svg:height="0.2cm" svg:x="17.57cm" svg:y="3.7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3.979cm" svg:y1="5.6cm" svg:x2="3.979cm" svg:y2="2cm">
            <text:p/>
          </draw:line>
          <draw:line draw:style-name="gr2" draw:text-style-name="P1" draw:layer="layout" svg:x1="2.178cm" svg:y1="3.8cm" svg:x2="3.978cm" svg:y2="3.8cm">
            <text:p/>
          </draw:line>
          <draw:custom-shape draw:style-name="gr3" draw:text-style-name="P2" draw:layer="layout" svg:width="0.2cm" svg:height="0.2cm" svg:x="2.1cm" svg:y="3.7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draw:layer="layout" svg:width="5.95cm" svg:height="3.5cm" svg:x="4.05cm" svg:y="2.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5cm" svg:height="3.5cm" svg:x="9.95cm" svg:y="2.0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$n$§svg§600§TRUE§</svg:desc>
          <draw:g>
            <draw:path draw:style-name="gr6" draw:text-style-name="P5" draw:layer="layout" svg:width="0.339cm" svg:height="0.282cm" svg:x="7cm" svg:y="1.402cm" svg:viewBox="0 0 340 283" svg:d="M38 240c-2 9-6 23-6 27 0 11 9 16 18 16 7 0 18-5 23-18 4-15 8-30 11-46 5-19 10-37 14-56 4-14 8-27 11-41 4-11 7-29 9-32 9-20 41-76 102-76 29 0 34 24 34 43 0 40-30 119-41 145-5 15-7 24-7 29 0 31 23 52 52 52 59 0 82-91 82-97 0-5-5-5-7-5-7 0-7 2-9 11-13 43-34 77-64 77-11 0-17-6-17-20 0-16 8-30 13-45 11-32 38-102 38-138 0-41-27-66-72-66-57 0-88 39-98 54-4-34-29-54-58-54-28 0-41 25-46 36-11 21-20 57-20 61 0 5 5 3 7 5 7 0 7 0 11-14 11-45 23-74 46-74 13 0 20 7 20 29 0 13-2 20-11 52-12 48-23 97-35 145z">
              <text:p/>
            </draw:path>
          </draw:g>
        </draw:g>
        <draw:g>
          <svg:title>TexMaths</svg:title>
          <svg:desc>18§latex§$p$§svg§600§TRUE§</svg:desc>
          <draw:g>
            <draw:path draw:style-name="gr6" draw:text-style-name="P5" draw:layer="layout" svg:width="0.327cm" svg:height="0.399cm" svg:x="12.6cm" svg:y="1.404cm" svg:viewBox="0 0 328 400" svg:d="M48 355c-5 22-5 25-34 25-7 0-14 0-14 13 0 4 4 7 9 7 16 0 34-2 52-2 22 0 43 2 63 2 3 0 11 0 11-12 0-8-6-8-15-8-32 0-32-3-32-10s27-110 30-126c9 20 27 41 58 41 73 0 152-91 152-185 0-59-36-100-84-100-31 0-61 23-83 47-5-33-32-47-55-47-29 0-41 25-47 36-11 21-20 59-20 61 0 7 5 5 8 7 7 0 7-2 10-14 11-45 24-76 47-76 11 0 20 6 20 29 0 14-2 22-6 32-23 94-46 187-70 280zM160 83c3-18 21-36 32-45 21-20 39-24 50-24 25 0 41 23 41 60 0 36-21 109-32 132-21 45-52 65-75 65-41 0-49-52-49-56 0-1 0-1 2-10 10-41 20-82 31-122z">
              <text:p/>
            </draw:path>
          </draw:g>
        </draw:g>
        <draw:g>
          <draw:line draw:style-name="gr1" draw:text-style-name="P1" draw:layer="layout" svg:x1="15.85cm" svg:y1="13.625cm" svg:x2="15.85cm" svg:y2="10.025cm">
            <text:p/>
          </draw:line>
          <draw:line draw:style-name="gr2" draw:text-style-name="P1" draw:layer="layout" svg:x1="17.651cm" svg:y1="11.825cm" svg:x2="15.851cm" svg:y2="11.825cm">
            <text:p/>
          </draw:line>
          <draw:custom-shape draw:style-name="gr3" draw:text-style-name="P2" draw:layer="layout" svg:width="0.2cm" svg:height="0.2cm" svg:x="17.57cm" svg:y="11.7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" draw:text-style-name="P1" draw:layer="layout" svg:x1="3.979cm" svg:y1="13.625cm" svg:x2="3.979cm" svg:y2="10.025cm">
            <text:p/>
          </draw:line>
          <draw:line draw:style-name="gr2" draw:text-style-name="P1" draw:layer="layout" svg:x1="2.178cm" svg:y1="11.825cm" svg:x2="3.978cm" svg:y2="11.825cm">
            <text:p/>
          </draw:line>
          <draw:custom-shape draw:style-name="gr3" draw:text-style-name="P2" draw:layer="layout" svg:width="0.2cm" svg:height="0.2cm" svg:x="2.1cm" svg:y="11.738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3" draw:layer="layout" svg:width="5.95cm" svg:height="3.5cm" svg:x="4.05cm" svg:y="10.0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85cm" svg:height="3.5cm" svg:x="9.95cm" svg:y="10.075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8§latex§$n$§svg§600§TRUE§</svg:desc>
          <draw:g>
            <draw:path draw:style-name="gr6" draw:text-style-name="P5" draw:layer="layout" svg:width="0.339cm" svg:height="0.282cm" svg:x="7cm" svg:y="9.427cm" svg:viewBox="0 0 340 283" svg:d="M38 240c-2 9-6 23-6 27 0 11 9 16 18 16 7 0 18-5 23-18 4-15 8-30 11-46 5-19 10-37 14-56 4-14 8-27 11-41 4-11 7-29 9-32 9-20 41-76 102-76 29 0 34 24 34 43 0 40-30 119-41 145-5 15-7 24-7 29 0 31 23 52 52 52 59 0 82-91 82-97 0-5-5-5-7-5-7 0-7 2-9 11-13 43-34 77-64 77-11 0-17-6-17-20 0-16 8-30 13-45 11-32 38-102 38-138 0-41-27-66-72-66-57 0-88 39-98 54-4-34-29-54-58-54-28 0-41 25-46 36-11 21-20 57-20 61 0 5 5 3 7 5 7 0 7 0 11-14 11-45 23-74 46-74 13 0 20 7 20 29 0 13-2 20-11 52-12 48-23 97-35 145z">
              <text:p/>
            </draw:path>
          </draw:g>
        </draw:g>
        <draw:g>
          <svg:title>TexMaths</svg:title>
          <svg:desc>18§latex§$p$§svg§600§TRUE§</svg:desc>
          <draw:g>
            <draw:path draw:style-name="gr6" draw:text-style-name="P5" draw:layer="layout" svg:width="0.327cm" svg:height="0.399cm" svg:x="12.6cm" svg:y="9.429cm" svg:viewBox="0 0 328 400" svg:d="M48 355c-5 22-5 25-34 25-7 0-14 0-14 13 0 4 4 7 9 7 16 0 34-2 52-2 22 0 43 2 63 2 3 0 11 0 11-12 0-8-6-8-15-8-32 0-32-3-32-10s27-110 30-126c9 20 27 41 58 41 73 0 152-91 152-185 0-59-36-100-84-100-31 0-61 23-83 47-5-33-32-47-55-47-29 0-41 25-47 36-11 21-20 59-20 61 0 7 5 5 8 7 7 0 7-2 10-14 11-45 24-76 47-76 11 0 20 6 20 29 0 14-2 22-6 32-23 94-46 187-70 280zM160 83c3-18 21-36 32-45 21-20 39-24 50-24 25 0 41 23 41 60 0 36-21 109-32 132-21 45-52 65-75 65-41 0-49-52-49-56 0-1 0-1 2-10 10-41 20-82 31-122z">
              <text:p/>
            </draw:path>
          </draw:g>
        </draw:g>
        <draw:g>
          <draw:custom-shape draw:style-name="gr7" draw:text-style-name="P2" draw:layer="layout" svg:width="0.4cm" svg:height="0.4cm" svg:x="9.35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2.581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2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2.66cm" svg:viewBox="0 0 170 11" svg:d="M161 11c4 0 9 0 9-6 0-5-5-5-9-5-51 0-101 0-151 0-5 0-10 0-10 5 0 6 5 6 10 6 50 0 100 0 151 0z">
                <text:p/>
              </draw:path>
            </draw:g>
          </draw:g>
        </draw:g>
        <draw:path draw:style-name="gr8" draw:text-style-name="P1" draw:layer="layout" svg:width="1.199cm" svg:height="0.899cm" draw:transform="rotate (0.643502895210309) translate (9.35cm 1.9cm)" svg:viewBox="0 0 1200 900" svg:d="M0 0c750 250 1200 900 1200 900">
          <text:p/>
        </draw:path>
        <draw:line draw:style-name="gr9" draw:text-style-name="P1" draw:layer="layout" svg:x1="9.1cm" svg:y1="2.1cm" svg:x2="9.1cm" svg:y2="5.5cm">
          <text:p/>
        </draw:line>
        <draw:line draw:style-name="gr9" draw:text-style-name="P1" draw:layer="layout" svg:x1="10.8cm" svg:y1="2.1cm" svg:x2="10.8cm" svg:y2="5.5cm">
          <text:p/>
        </draw:line>
        <draw:line draw:style-name="gr9" draw:text-style-name="P1" draw:layer="layout" svg:x1="7.3cm" svg:y1="10.1cm" svg:x2="7.3cm" svg:y2="13.5cm">
          <text:p/>
        </draw:line>
        <draw:line draw:style-name="gr9" draw:text-style-name="P1" draw:layer="layout" svg:x1="12.5cm" svg:y1="10.1cm" svg:x2="12.5cm" svg:y2="13.5cm">
          <text:p/>
        </draw:line>
        <draw:g>
          <draw:custom-shape draw:style-name="gr10" draw:text-style-name="P2" draw:layer="layout" svg:width="0.5cm" svg:height="0.5cm" svg:x="1.251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+$§svg§600§TRUE§</svg:desc>
            <draw:g>
              <draw:path draw:style-name="gr6" draw:text-style-name="P5" draw:layer="layout" svg:width="0.276cm" svg:height="0.277cm" svg:x="1.361cm" svg:y="11.73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  <text:p/>
              </draw:path>
            </draw:g>
          </draw:g>
        </draw:g>
        <draw:g>
          <draw:custom-shape draw:style-name="gr10" draw:text-style-name="P2" draw:layer="layout" svg:width="0.5cm" svg:height="0.5cm" svg:x="18.051cm" svg:y="11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-$§svg§600§TRUE§</svg:desc>
            <draw:g>
              <draw:path draw:style-name="gr6" draw:text-style-name="P5" draw:layer="layout" svg:width="0.255cm" svg:height="0.016cm" svg:x="18.184cm" svg:y="11.853cm" svg:viewBox="0 0 256 17" svg:d="M242 17c7 0 14 0 14-9 0-8-7-8-14-8-76 0-152 0-228 0-7 0-14 0-14 8 0 9 7 9 14 9 76 0 152 0 228 0z">
                <text:p/>
              </draw:path>
            </draw:g>
          </draw:g>
        </draw:g>
        <draw:path draw:style-name="gr8" draw:text-style-name="P1" draw:layer="layout" svg:width="1.199cm" svg:height="0.899cm" draw:transform="rotate (-2.49808975837948) translate (10.843cm 5.786cm)" svg:viewBox="0 0 1200 900" svg:d="M0 0c750 250 1200 900 1200 900">
          <text:p/>
        </draw:path>
        <draw:g>
          <draw:custom-shape draw:style-name="gr7" draw:text-style-name="P2" draw:layer="layout" svg:width="0.4cm" svg:height="0.4cm" svg:x="9.35cm" svg:y="3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3.382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3.2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3.461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9.35cm" svg:y="4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4.183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4.0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4.262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9.35cm" svg:y="4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4.983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4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5.062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9.35cm" svg:y="10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10.582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10.4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10.661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9.35cm" svg:y="11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11.383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11.2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11.462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9.35cm" svg:y="1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12.184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12.0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12.263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9.35cm" svg:y="12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462cm" svg:y="12.984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0.05cm" svg:y="12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183cm" svg:y="13.063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7.75cm" svg:y="10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7.862cm" svg:y="10.583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7.75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7.862cm" svg:y="11.384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7.75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7.862cm" svg:y="12.185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7.75cm" svg:y="1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7.862cm" svg:y="12.985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8.55cm" svg:y="10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8.662cm" svg:y="10.985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8.55cm" svg:y="11.6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8.662cm" svg:y="11.786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8.55cm" svg:y="12.4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8.662cm" svg:y="12.587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7" draw:text-style-name="P2" draw:layer="layout" svg:width="0.4cm" svg:height="0.4cm" svg:x="11.651cm" svg:y="10.4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1.784cm" svg:y="10.662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11.651cm" svg:y="11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1.784cm" svg:y="11.463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11.651cm" svg:y="12.0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1.784cm" svg:y="12.264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11.651cm" svg:y="1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1.784cm" svg:y="13.064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10.852cm" svg:y="10.8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985cm" svg:y="11.063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10.853cm" svg:y="11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986cm" svg:y="11.864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7" draw:text-style-name="P2" draw:layer="layout" svg:width="0.4cm" svg:height="0.4cm" svg:x="10.854cm" svg:y="12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10.987cm" svg:y="12.665cm" svg:viewBox="0 0 170 11" svg:d="M161 11c4 0 9 0 9-6 0-5-5-5-9-5-51 0-101 0-151 0-5 0-10 0-10 5 0 6 5 6 10 6 50 0 100 0 151 0z">
                <text:p/>
              </draw:path>
            </draw:g>
          </draw:g>
        </draw:g>
        <draw:frame draw:style-name="gr11" draw:text-style-name="P6" draw:layer="layout" svg:width="2.5cm" svg:height="0.75cm" svg:x="8.95cm" svg:y="6.1cm">
          <draw:text-box>
            <text:p><text:span text:style-name="T1">Driftstrom</text:span></text:p>
          </draw:text-box>
        </draw:frame>
        <draw:frame draw:style-name="gr12" draw:text-style-name="P6" draw:layer="layout" svg:width="3.55cm" svg:height="0.725cm" svg:x="8.25cm" svg:y="0.9cm">
          <draw:text-box>
            <text:p><text:span text:style-name="T1">Diffusionsstrom</text:span></text:p>
          </draw:text-box>
        </draw:frame>
        <draw:g>
          <draw:custom-shape draw:style-name="gr13" draw:text-style-name="P7" draw:layer="layout" svg:width="0.4cm" svg:height="0.4cm" svg:x="9.85cm" svg:y="5.7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9.962cm" svg:y="5.882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g>
          <draw:custom-shape draw:style-name="gr13" draw:text-style-name="P7" draw:layer="layout" svg:width="0.4cm" svg:height="0.4cm" svg:x="9.851cm" svg:y="1.5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9.984cm" svg:y="1.761cm" svg:viewBox="0 0 170 11" svg:d="M161 11c4 0 9 0 9-6 0-5-5-5-9-5-51 0-101 0-151 0-5 0-10 0-10 5 0 6 5 6 10 6 50 0 100 0 151 0z">
                <text:p/>
              </draw:path>
            </draw:g>
          </draw:g>
        </draw:g>
        <draw:path draw:style-name="gr8" draw:text-style-name="P1" draw:layer="layout" svg:width="2.21cm" svg:height="1.06cm" draw:transform="skewX (-0.650833278068686) rotate (-2.80352237747849) translate (7.251cm 13.89cm)" svg:viewBox="0 0 2211 1061" svg:d="M0 0c1368 295 2211 1061 2211 1061">
          <text:p/>
        </draw:path>
        <draw:path draw:style-name="gr8" draw:text-style-name="P1" draw:layer="layout" svg:width="2.198cm" svg:height="1.06cm" draw:transform="skewX (0.657814595076663) rotate (2.80369691040369) translate (14.6340936177707cm 14.5961278721675cm)" svg:viewBox="0 0 2199 1061" svg:d="M2199 0c-1364 295-2199 1061-2199 1061">
          <text:p/>
        </draw:path>
        <draw:g>
          <draw:custom-shape draw:style-name="gr13" draw:text-style-name="P7" draw:layer="layout" svg:width="0.4cm" svg:height="0.4cm" svg:x="5.452cm" svg:y="13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-$§svg§600§TRUE§</svg:desc>
            <draw:g>
              <draw:path draw:style-name="gr6" draw:text-style-name="P5" draw:layer="layout" svg:width="0.169cm" svg:height="0.01cm" svg:x="5.585cm" svg:y="14.062cm" svg:viewBox="0 0 170 11" svg:d="M161 11c4 0 9 0 9-6 0-5-5-5-9-5-51 0-101 0-151 0-5 0-10 0-10 5 0 6 5 6 10 6 50 0 100 0 151 0z">
                <text:p/>
              </draw:path>
            </draw:g>
          </draw:g>
        </draw:g>
        <draw:g>
          <draw:custom-shape draw:style-name="gr13" draw:text-style-name="P7" draw:layer="layout" svg:width="0.4cm" svg:height="0.4cm" svg:x="13.951cm" svg:y="13.8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8§latex§$+$§svg§600§TRUE§</svg:desc>
            <draw:g>
              <draw:path draw:style-name="gr6" draw:text-style-name="P5" draw:layer="layout" svg:width="0.184cm" svg:height="0.185cm" svg:x="14.063cm" svg:y="13.983cm" svg:viewBox="0 0 185 186" svg:d="M98 98c26 0 52 0 77 0 4 0 10 1 10-5 0-5-6-5-10-5-25 0-51 0-77 0 0-26 0-52 0-78 0-4 0-10-5-10-6 0-6 6-6 10 0 26 0 52 0 78-26 0-52 0-78 0-4 0-9 0-9 5 0 6 5 5 9 5 26 0 52 0 78 0 0 26 0 52 0 78 0 4 0 10 6 10 5 0 5-6 5-10 0-26 0-52 0-78z">
                <text:p/>
              </draw:path>
            </draw:g>
          </draw:g>
        </draw:g>
        <draw:line draw:style-name="gr2" draw:text-style-name="P1" draw:layer="layout" svg:x1="24.252cm" svg:y1="11.826cm" svg:x2="20.652cm" svg:y2="11.826cm">
          <text:p/>
        </draw:line>
        <draw:custom-shape draw:style-name="gr3" draw:text-style-name="P2" draw:layer="layout" svg:width="0.2cm" svg:height="0.2cm" svg:x="20.472cm" svg:y="11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cm" svg:height="0.2cm" svg:x="24.273cm" svg:y="11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4" draw:text-style-name="P1" draw:layer="layout" svg:x1="23.103cm" svg:y1="11.163cm" svg:x2="23.103cm" svg:y2="12.48cm">
            <text:p/>
          </draw:line>
          <draw:custom-shape draw:style-name="gr15" draw:text-style-name="P2" draw:layer="layout" svg:width="1.283cm" svg:height="1.03cm" draw:transform="rotate (-1.5707963267949) translate (23.135cm 11.1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0" draw:text-style-name="P2" draw:layer="layout" svg:width="0.5cm" svg:height="0.5cm" svg:x="19.651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-$§svg§600§TRUE§</svg:desc>
            <draw:g>
              <draw:path draw:style-name="gr6" draw:text-style-name="P5" draw:layer="layout" svg:width="0.255cm" svg:height="0.016cm" svg:x="19.784cm" svg:y="11.854cm" svg:viewBox="0 0 256 17" svg:d="M242 17c7 0 14 0 14-9 0-8-7-8-14-8-76 0-152 0-228 0-7 0-14 0-14 8 0 9 7 9 14 9 76 0 152 0 228 0z">
                <text:p/>
              </draw:path>
            </draw:g>
          </draw:g>
        </draw:g>
        <draw:g>
          <draw:custom-shape draw:style-name="gr10" draw:text-style-name="P2" draw:layer="layout" svg:width="0.5cm" svg:height="0.5cm" svg:x="24.751cm" svg:y="11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latex§$+$§svg§600§TRUE§</svg:desc>
            <draw:g>
              <draw:path draw:style-name="gr6" draw:text-style-name="P5" draw:layer="layout" svg:width="0.276cm" svg:height="0.277cm" svg:x="24.861cm" svg:y="11.731cm" svg:viewBox="0 0 277 278" svg:d="M147 147c39 0 77 0 116 0 6 0 14 0 14-7 0-8-8-9-14-9-39 0-77 0-116 0 0-39 0-78 0-117 0-6 0-14-8-14-9 0-9 8-9 14 0 39 0 78 0 117-39 0-78 0-117 0-6 0-13 1-13 9 0 7 7 7 13 7 39 0 78 0 117 0 0 39 0 78 0 117 0 6 0 14 9 14 8 0 8-8 8-14 0-39 0-78 0-117z">
                <text:p/>
              </draw:path>
            </draw:g>
          </draw:g>
        </draw:g>
        <draw:frame draw:style-name="gr16" draw:text-style-name="P8" draw:layer="layout" svg:width="9.25cm" svg:height="1cm" svg:x="0.8cm" svg:y="8.1cm">
          <draw:text-box>
            <text:p>Beschaltung in Sperrrichtung</text:p>
          </draw:text-box>
        </draw:frame>
        <draw:frame draw:style-name="gr16" draw:text-style-name="P8" draw:layer="layout" svg:width="4.6cm" svg:height="1cm" svg:x="19.3cm" svg:y="8.1cm">
          <draw:text-box>
            <text:p>Schaltsymbol</text:p>
          </draw:text-box>
        </draw:frame>
        <draw:frame draw:style-name="gr17" draw:text-style-name="P10" draw:layer="layout" svg:width="1.25cm" svg:height="0.725cm" svg:x="2.15cm" svg:y="5.45cm">
          <draw:text-box>
            <text:p text:style-name="P9"><text:span text:style-name="T2">(a)</text:span></text:p>
          </draw:text-box>
        </draw:frame>
        <draw:frame draw:style-name="gr17" draw:text-style-name="P10" draw:layer="layout" svg:width="1.25cm" svg:height="0.725cm" svg:x="2.15cm" svg:y="13.451cm">
          <draw:text-box>
            <text:p text:style-name="P9"><text:span text:style-name="T2">(b)</text:span></text:p>
          </draw:text-box>
        </draw:frame>
        <draw:frame draw:style-name="gr17" draw:text-style-name="P10" draw:layer="layout" svg:width="1.25cm" svg:height="0.725cm" svg:x="19.45cm" svg:y="13.452cm">
          <draw:text-box>
            <text:p text:style-name="P9"><text:span text:style-name="T2">(c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fill-image draw:name="Bitmap_20_1" draw:display-name="Bitmap 1" xlink:href="Pictures/1000000000000008000000084E5100BD242A7782.png" xlink:type="simple" xlink:show="embed" xlink:actuate="onLoad"/>
    <draw:marker draw:name="Arrow" svg:viewBox="0 0 20 30" svg:d="M10 0l-10 30h20z"/>
    <draw:marker draw:name="Linienspitzen_20_1" draw:display-name="Linienspitzen 1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8-07T19:24:23.233539082</dc:date>
    <meta:editing-duration>PT19H8M21S</meta:editing-duration>
    <meta:editing-cycles>47</meta:editing-cycles>
    <meta:generator>LibreOffice/7.3.7.2$Linux_X86_64 LibreOffice_project/30$Build-2</meta:generator>
    <meta:document-statistic meta:object-count="243"/>
  </office:meta>
</office:document-meta>
</file>